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Calibri" svg:font-family="Calibri, Helvetica, sans-serif, serif, EmojiFont"/>
    <style:font-face style:name="Menlo" svg:font-family="Menlo, Monaco, 'Courier New', monospace"/>
    <style:font-face style:name="OpenSymbol" svg:font-family="OpenSymbol"/>
    <style:font-face style:name="Raleway" svg:font-family="Raleway, Arial, Helvetica, sans-serif"/>
    <style:font-face style:name="Times2" svg:font-family="Times"/>
    <style:font-face style:name="Times,Bold" svg:font-family="'Times,Bold'"/>
    <style:font-face style:name="Times,BoldItalic" svg:font-family="'Times,BoldItalic'"/>
    <style:font-face style:name="Times,Italic" svg:font-family="'Times,Italic'"/>
    <style:font-face style:name="TimesNewRomanPSMT" svg:font-family="TimesNewRomanPSMT"/>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6%" style:font-name="Arial" fo:font-size="16pt" style:font-size-asian="16pt"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style:style>
    <style:style style:name="P7" style:family="paragraph" style:parent-style-name="SBC_3a_paragraph_3a_first">
      <style:paragraph-properties fo:margin-left="0in" fo:margin-right="0in" fo:text-indent="0.2953in" style:auto-text-indent="false"/>
    </style:style>
    <style:style style:name="P8"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style:font-name-asian="Times New Roman" style:font-name-complex="Times New Roman" style:font-size-complex="10pt"/>
    </style:style>
    <style:style style:name="P9"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size="12pt" style:font-name-asian="Times New Roman" style:font-name-complex="Times New Roman" style:font-size-complex="10pt"/>
    </style:style>
    <style:style style:name="P10"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weight="bold" style:font-name-asian="Times New Roman" style:font-weight-asian="bold" style:font-name-complex="Times New Roman" style:font-size-complex="10pt" style:font-weight-complex="bold"/>
    </style:style>
    <style:style style:name="P11"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fo:font-weight="normal" style:font-name-asian="Times New Roman" style:font-weight-asian="normal" style:font-name-complex="Times New Roman" style:font-size-complex="10pt" style:font-weight-complex="normal"/>
    </style:style>
    <style:style style:name="P12" style:family="paragraph" style:parent-style-name="SBC_3a_paragraph_3a_first">
      <style:paragraph-properties fo:margin-left="0in" fo:margin-right="0in" fo:margin-top="0.0827in" fo:margin-bottom="0in" fo:text-align="justify" style:justify-single-word="false" fo:text-indent="0.4925in" style:auto-text-indent="false"/>
    </style:style>
    <style:style style:name="P13" style:family="paragraph" style:parent-style-name="SBC_3a_paragraph_3a_first" style:list-style-name="L1">
      <style:paragraph-properties fo:margin-top="0.0827in" fo:margin-bottom="0in" fo:text-align="justify" style:justify-single-word="false"/>
      <style:text-properties fo:color="#000000" style:font-name="Times" fo:font-size="12pt" style:font-name-asian="Times New Roman" style:font-name-complex="Times New Roman" style:font-size-complex="10pt"/>
    </style:style>
    <style:style style:name="P14" style:family="paragraph" style:parent-style-name="SBC_3a_paragraph_3a_first" style:list-style-name="L1">
      <style:paragraph-properties fo:margin-top="0.0827in" fo:margin-bottom="0in" fo:text-align="justify" style:justify-single-word="false"/>
    </style:style>
    <style:style style:name="P15" style:family="paragraph" style:parent-style-name="SBC_3a_paragraph">
      <style:text-properties style:font-name="Times" style:font-name-asian="Times New Roman" style:font-name-complex="Times New Roman" style:font-size-complex="10pt"/>
    </style:style>
    <style:style style:name="P16" style:family="paragraph" style:parent-style-name="SBC_3a_paragraph">
      <style:paragraph-properties fo:margin-left="0in" fo:margin-right="0in" fo:margin-top="0.0827in" fo:margin-bottom="0in" fo:text-align="justify" style:justify-single-word="false" fo:text-indent="0.4925in" style:auto-text-indent="false"/>
      <style:text-properties fo:color="#000000" style:font-name="Times" style:font-name-asian="Times New Roman" style:font-name-complex="Times New Roman" style:font-size-complex="10pt"/>
    </style:style>
    <style:style style:name="P17" style:family="paragraph" style:parent-style-name="SBC_3a_paragraph">
      <style:paragraph-properties fo:margin-left="0in" fo:margin-right="0in" fo:margin-top="0.0827in" fo:margin-bottom="0in" fo:text-align="justify" style:justify-single-word="false" fo:text-indent="0.4925in" style:auto-text-indent="false"/>
      <style:text-properties fo:color="#000000" style:font-name="Times" fo:font-weight="normal" style:font-name-asian="Times New Roman" style:font-weight-asian="normal" style:font-name-complex="Times New Roman" style:font-size-complex="10pt" style:font-weight-complex="normal"/>
    </style:style>
    <style:style style:name="P18" style:family="paragraph" style:parent-style-name="SBC_3a_paragraph">
      <style:paragraph-properties fo:margin-left="0in" fo:margin-right="0in" fo:margin-top="0.0827in" fo:margin-bottom="0in" fo:text-align="justify" style:justify-single-word="false" fo:text-indent="0.4925in" style:auto-text-indent="false"/>
    </style:style>
    <style:style style:name="P19" style:family="paragraph" style:parent-style-name="SBC_3a_paragraph">
      <style:paragraph-properties fo:margin-top="0.0827in" fo:margin-bottom="0in" fo:text-align="justify" style:justify-single-word="false"/>
      <style:text-properties fo:font-size="8pt" style:font-size-asian="8pt" style:font-size-complex="8pt"/>
    </style:style>
    <style:style style:name="P20" style:family="paragraph" style:parent-style-name="SBC_3a_paragraph" style:list-style-name="L2">
      <style:paragraph-properties fo:margin-top="0.0827in" fo:margin-bottom="0in" fo:text-align="justify" style:justify-single-word="false"/>
      <style:text-properties fo:color="#000000" style:font-name="Times" style:font-name-asian="Times New Roman" style:font-name-complex="Times New Roman" style:font-size-complex="10pt"/>
    </style:style>
    <style:style style:name="P21" style:family="paragraph" style:parent-style-name="SBC_3a_reference">
      <style:text-properties fo:font-variant="normal" fo:text-transform="none" fo:color="#000000" style:font-name="Calibri" fo:font-size="10.1999998092651pt" fo:letter-spacing="normal" fo:language="en" fo:country="US" fo:font-style="normal" fo:font-weight="normal" style:font-name-asian="Times New Roman" style:language-asian="pt" style:country-asian="BR" style:font-name-complex="Times New Roman" style:font-size-complex="10pt"/>
    </style:style>
    <style:style style:name="P22" style:family="paragraph" style:parent-style-name="SBC_3a_reference">
      <style:text-properties fo:font-variant="normal" fo:text-transform="none" style:font-name="Calibri" fo:font-size="10.1999998092651pt" fo:letter-spacing="normal" fo:language="en" fo:country="US" fo:font-style="normal" fo:font-weight="normal" style:font-name-asian="Times New Roman" style:font-name-complex="Times New Roman" style:font-size-complex="10pt"/>
    </style:style>
    <style:style style:name="P23" style:family="paragraph" style:parent-style-name="SBC_3a_reference">
      <style:text-properties fo:font-variant="normal" fo:text-transform="none" style:font-name="Calibri" fo:font-size="10.1999998092651pt" fo:letter-spacing="normal" fo:language="en" fo:country="US" fo:font-style="normal" fo:font-weight="normal" style:font-name-asian="Times New Roman" style:language-asian="pt" style:country-asian="BR" style:font-name-complex="Times New Roman" style:font-size-complex="10pt"/>
    </style:style>
    <style:style style:name="P24"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25" style:family="paragraph" style:parent-style-name="SBC_3a_title_3a_1">
      <style:text-properties style:font-name="Times" style:font-name-asian="Times New Roman" style:font-name-complex="Times New Roman" style:font-size-complex="10pt"/>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font-variant="normal" fo:text-transform="none" fo:color="#000000" style:font-name="Calibri" fo:font-size="10.1999998092651pt" fo:letter-spacing="normal" fo:language="en" fo:country="US" fo:font-style="normal" style:text-underline-style="none" fo:font-weight="normal" style:font-name-asian="Times New Roman" style:font-size-asian="9pt" style:language-asian="pt" style:country-asian="BR" style:font-style-asian="italic" style:font-name-complex="Times New Roman" style:font-size-complex="10pt" style:font-style-complex="italic"/>
    </style:style>
    <style:style style:name="T8" style:family="text">
      <style:text-properties fo:font-variant="normal" fo:text-transform="none" fo:color="#000000" style:font-name="Calibri" fo:font-size="10.1999998092651pt" fo:letter-spacing="normal" fo:language="en" fo:country="US" fo:font-style="normal" fo:font-weight="normal"/>
    </style:style>
    <style:style style:name="T9" style:family="text">
      <style:text-properties fo:font-variant="normal" fo:text-transform="none" fo:color="#000000" style:font-name="Calibri" fo:font-size="10.1999998092651pt" fo:letter-spacing="normal" fo:font-style="normal" fo:font-weight="normal"/>
    </style:style>
    <style:style style:name="T10" style:family="text">
      <style:text-properties fo:font-variant="normal" fo:text-transform="none" style:font-name="Calibri" fo:font-size="10.1999998092651pt" fo:letter-spacing="normal" fo:font-style="normal" fo:font-weight="normal"/>
    </style:style>
    <style:style style:name="T11" style:family="text">
      <style:text-properties fo:font-variant="normal" fo:text-transform="none" style:font-name="Calibri" fo:font-size="10.1999998092651pt" fo:letter-spacing="normal" fo:language="en" fo:country="US" fo:font-style="normal" style:text-underline-style="none" fo:font-weight="normal" style:font-name-asian="Times New Roman" style:font-size-asian="9pt" style:language-asian="pt" style:country-asian="BR" style:font-style-asian="italic" style:font-name-complex="Times New Roman" style:font-size-complex="10pt" style:font-style-complex="italic"/>
    </style:style>
    <style:style style:name="T12" style:family="text">
      <style:text-properties fo:color="#000000"/>
    </style:style>
    <style:style style:name="T13" style:family="text">
      <style:text-properties fo:color="#000000" style:font-name="Times" style:font-name-asian="Times New Roman" style:font-name-complex="Times New Roman"/>
    </style:style>
    <style:style style:name="T14" style:family="text">
      <style:text-properties fo:color="#000000" style:font-name="Times" style:font-name-asian="Times New Roman" style:font-name-complex="Times New Roman" style:font-size-complex="10pt"/>
    </style:style>
    <style:style style:name="T15" style:family="text">
      <style:text-properties fo:color="#000000" style:font-name="Times" fo:font-size="12pt" style:font-name-asian="Times New Roman" style:font-name-complex="Times New Roman" style:font-size-complex="10pt"/>
    </style:style>
    <style:style style:name="T16" style:family="text">
      <style:text-properties fo:color="#000000" style:font-name="Times" fo:font-size="12pt" fo:font-weight="bold" style:font-name-asian="Times New Roman" style:font-weight-asian="bold" style:font-name-complex="Times New Roman" style:font-size-complex="10pt" style:font-weight-complex="bold"/>
    </style:style>
    <style:style style:name="T17" style:family="text">
      <style:text-properties fo:color="#000000" style:font-name="Times" fo:font-style="italic" style:font-name-asian="Times New Roman" style:font-style-asian="italic" style:font-name-complex="Times New Roman" style:font-size-complex="10pt" style:font-style-complex="italic"/>
    </style:style>
    <style:style style:name="T18" style:family="text">
      <style:text-properties style:font-name-asian="Times New Roman" style:font-name-complex="Times New Roman" style:font-size-complex="10pt"/>
    </style:style>
    <style:style style:name="T19" style:family="text">
      <style:text-properties style:font-name="Times,Bold" fo:font-size="13pt" style:font-name-asian="Times New Roman" style:font-name-complex="Times New Roman" style:font-size-complex="10pt"/>
    </style:style>
    <style:style style:name="T20" style:family="text">
      <style:text-properties style:font-name="Times,Bold" fo:font-size="12pt"/>
    </style:style>
    <style:style style:name="T21" style:family="text">
      <style:text-properties style:font-name="Times,BoldItalic" fo:font-size="13pt" style:font-name-asian="Times New Roman" style:font-name-complex="Times New Roman" style:font-size-complex="10pt"/>
    </style:style>
    <style:style style:name="T22" style:family="text">
      <style:text-properties style:font-name="Times,BoldItalic" fo:font-size="12pt"/>
    </style:style>
    <style:style style:name="T23" style:family="text">
      <style:text-properties fo:font-size="12pt"/>
    </style:style>
    <style:style style:name="T24" style:family="text">
      <style:text-properties style:font-size-asian="8pt"/>
    </style:style>
    <style:style style:name="T25" style:family="text">
      <style:text-properties fo:color="#0000ff"/>
    </style:style>
    <style:style style:name="T2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3">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Introdução</text:h>
      <text:p text:style-name="P6"><text:span text:style-name="T18">Com o aumento na utilização dos dispositivos móveis, a exigência dos consumidores também aumentou. A maioria dos consumidores necessita de produtos com alta qualidade. Segundo a ISO/IEC 8402 de 1994 </text:span><text:span text:style-name="T10">[NBR ISO 8402 1994]</text:span><text:span text:style-name="T18">, qualidade de um produto se define da seguinte forma: “Conjunto de propriedades de um produto ou serviço, que lhe conferem aptidões para satisfazer as necessidades explícitas ou implícitas.”</text:span></text:p>
      <text:p text:style-name="P5">Nos últimos anos houve um aumento exponencial no uso de aplicativos móveis, assim como cresceu também o número de plataformas e fabricantes de celulares [Starov <text:span text:style-name="Fonte_20_parág._20_padrão"><text:span text:style-name="T4">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4">et al</text:span></text:span> 2015; Gao <text:span text:style-name="Fonte_20_parág._20_padrão"><text:span text:style-name="T4">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4">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trás,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De acordo com Bartié (2002, p. 196), a definição de testes automatizados é “[...] a utilização de ferramentas de testes que possibilitem simular usuários ou atividades humanas de forma a não requerer procedimentos manuais no processo de execução dos testes.”. Mesmo sendo muito <text:soft-page-break/>eficiente, muitas empresas não utilizam dessa prática, pois acreditam que o esforço (preço) para o desenvolvimento destes testes é muito alto.</text:p>
      <text:p text:style-name="P5">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5">Behaviour Driven Development </text:span></text:span>ou ainda uma tradução Desenvolvimento Guiado por Comportamento <text:span text:style-name="T9">[North 2016]</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5">stakeholders</text:span></text:span>”.</text:p>
      <text:p text:style-name="P7">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7"/>
      <text:h text:style-name="SBC_3a_title_3a_1" text:outline-level="1"><text:span text:style-name="T19">Testes de </text:span><text:span text:style-name="T21">software </text:span></text:h>
      <text:p text:style-name="P8"><text:span text:style-name="T23">Um teste de software serve para provar que aquilo que foi pedido pelo cliente está funcionando corretamente.</text:span></text:p>
      <text:p text:style-name="P8"><text:span text:style-name="T23">Segundo Sommerville (2011, p. 144) diz que um teste mostra que um sistema faz o que foi proposto e também para descobrir os defeitos antes que o cliente use. “Os resultados do teste são verificados à procura de erros, anomalias ou informações sobre os atributos não funcionais do programa.”. </text:span></text:p>
      <text:p text:style-name="P8"><text:span text:style-name="T23">De acordo com Pressman (2011, p. 402): “Teste é um conjunto de atividades que podem ser planejadas com antecedência e executadas sistematicamente”. Na mesma ideia, os testes de software são formados por um processo sistemático que tem como principal objetivo o de encontrar erros [Bartié 2002].</text:span></text:p>
      <text:p text:style-name="P8">Apesar das definições serem diferentes, elas se complementam, nos trazendo os conceitos de testes de software.</text:p>
      <text:p text:style-name="P8">Porém, segundo a IEEE, uma dasdefinições mais populares sobre teste é: <text:span text:style-name="T5">“The process of operating a system or component under specified conditions, observing or recording the results, and making an evaluation of some aspect of the system or component”. </text:span></text:p>
      <text:p text:style-name="P8">O teste de software pode ser visto como um tipo específico de teste, cujo componente ou processo é submetido a uma avaliação de acordo com os resultados produzidos em determinado ambiente. </text:p>
      <text:p text:style-name="P9">Algumas definições básicas dentro de testes de software segundo Delamaro et. al. é:</text:p>
      <text:list xml:id="list2899247292135576471" text:style-name="L1">
        <text:list-item>
          <text:p text:style-name="P13"><text:span text:style-name="T3">Defeito</text:span>: passo, processo ou definição de dados incorretos;</text:p>
        </text:list-item>
        <text:list-item>
          <text:p text:style-name="P13"><text:span text:style-name="T3">Engano</text:span>: ação humana que produz um defeito; </text:p>
        </text:list-item>
        <text:list-item>
          <text:p text:style-name="P13"><text:span text:style-name="T3">Erro</text:span>: durante a execução de um programa é caracterizado por um estado inconsistente ou inesperado; e </text:p>
        </text:list-item>
        <text:list-item>
          <text:p text:style-name="P14"><text:span text:style-name="T16">Falha</text:span><text:span text:style-name="T15">: resultado produzido é diferente do resultado esperado, pode ser ocasionado por um erro</text:span></text:p>
        </text:list-item>
      </text:list>
      <text:p text:style-name="P19"><text:span text:style-name="T13"/></text:p>
      <text:h text:style-name="SBC_3a_title_3a_2" text:outline-level="2"><text:soft-page-break/><text:span text:style-name="T20">Testes </text:span><text:span text:style-name="T22">mobile </text:span></text:h>
      <text:p text:style-name="P8">Testes mobile possuem características especiais, e que não devem ser comparados com testes para web e desktop. [Knott, 2015]. Uma das grandes dificuldades dentro dos testes de aplicações <text:span text:style-name="T5">mobile</text:span>, é a dificuldade em validar em diversos aparelhos, pois esses possuem suas particularidades, como câmera, GPS, sistema operacional, entre outras. Ou seja, todos os <text:span text:style-name="T5">devices</text:span> possuem essas características, mas muitos funcionam de maneira diferente um do outro, assim, muitas vezes limitando a quantidade de dispositivos testados. </text:p>
      <text:p text:style-name="P8">Além desse desafio, não podemos esquecer da atualização do sistema operacional, que a cada versão pode trazer mudanças em seu funcionamento, fazendo do teste automatizado um facilitador na hora de validar se sua aplicação ainda funciona nessa nova versão do sistema operacional.</text:p>
      <text:p text:style-name="P12"><text:span text:style-name="T14">Para uTest (2015), outras preocupações são com o consumo de bateria, assim como a usabilidade e facilidade de instalação. Esses são alguns dos fatores que podem fazer os seus usuários escolherem entre o seu aplicativo ou do seu concorrente. </text:span></text:p>
      <text:p text:style-name="P18"><text:span text:style-name="T14"/></text:p>
      <text:h text:style-name="SBC_3a_title_3a_2" text:outline-level="2"><text:span text:style-name="T20">Testes automatizados </text:span></text:h>
      <text:p text:style-name="P8">Testes automatizados é “[...] a utilização de ferramentas de testes que possibilitem simular usuários ou atividades humanas de forma a não requerer procedimentos manuais no processo de execução dos testes.” [Bartié, 2002, p. 196]. Assim, Molinari (2003, p. 104), diz que a utilização de <text:s/>testes automatizados “[...] permitirá aumentar a profundidade e abrangência dos casos de testes envolvidos.”. </text:p>
      <text:p text:style-name="P8">Para Bartié (2002, p. 181), uma vantagem de sua utilização é que “A automação exige um esforço inicial de criação, porém possibilita uma incomparável eficiência e confiabilidade, impossível de ser atingida com procedimentos manuais.”. </text:p>
      <text:p text:style-name="P8">A automação de testes não faz parte de um nível específico de teste de software,porém este garante que os testes de regressão sejam realizados. De acordo com <text:s/>Pressman (2011, p. 404) esse teste “[...] pode ser executado manualmente, reexecutando um subconjunto de todos os casos de teste ou usando ferramentas automáticas de captura/reexecução.". </text:p>
      <text:p text:style-name="P8">Ou seja, testes de regressão podem ser executados manualmente, ou de forma automatizada, e este último será apresentado neste artigo.</text:p>
      <text:p text:style-name="P16"/>
      <text:h text:style-name="SBC_3a_title_3a_2" text:outline-level="2">BDD - <text:span text:style-name="T6">Behavior-Driven Development</text:span></text:h>
      <text:p text:style-name="P8"><text:span text:style-name="T5">Behavior-Driven Development</text:span>, ou desenvolvimento orientado ao comportamento, foi inicialmente proposto por Dan North. O BDD envolve práticas ágeis e foi projetado para torná-las mais acessíveis e eficazes para as equipes ágeis na entrega de um software. </text:p>
      <text:p text:style-name="P8">De acordo com Smart (2014), O BDD é um conjunto de práticas de engenharia de software desenvolvido para auxiliar equipes a construir e entregar software de maior valor e qualidade de forma mais rápida. </text:p>
      <text:p text:style-name="P8">Segundo Gohil (2011), o BDD indica como o sistema deve se comportar, escrito com linguagem padrão (português, inglês, etc.), facilmente compartilhada entre os <text:span text:style-name="T5">stakeholders </text:span><text:span text:style-name="T26">(participantes do projeto)</text:span>. Na mesma linha, para Evans (2003), o BDD visa promover um entendimento comum do negócio entre os <text:span text:style-name="T5">stakeholders</text:span> de negócio e a equipe de desenvolvimento, pois descreve o comportamento do sistema.</text:p>
      <text:p text:style-name="P8">De acordo com Smart (2014), o BDD promove a escrita de especificações executáveis que orientam a implementação em todos os níveis de projeto. As metas do negócio definidas por analistas e <text:span text:style-name="T5">stakeholders</text:span> do negócio são chamadas especificações de alto nível. Ou seja, o BDD pode ser usado como documentação de negócio do sistema.</text:p>
      <text:p text:style-name="P8">A notação Dado que-Quando-Então é denominada de <text:span text:style-name="T5">Gherkin</text:span>. Com ferramentas apropriadas, cenários escritos desta forma podem ser automatizados e executados automaticamente. </text:p>
      <text:p text:style-name="P8">Cada cenário Gherkin é composto por um conjunto de cláusulas pré-definidas, Dado que 'contexto'...Quando 'evento'...Então 'resultado'. </text:p>
      <text:list xml:id="list8975489428099283723" text:style-name="L2">
        <text:list-item>
          <text:p text:style-name="P20"><text:soft-page-break/><text:span text:style-name="T3">Dado</text:span> que descreve as pré-condições para o cenário e prepara o ambiente de teste. Serve para colocar o sistema no estado conhecido antes que o usuário (ou sistema externo) comece a interagir com o sistema.</text:p>
        </text:list-item>
        <text:list-item>
          <text:p text:style-name="P20"><text:span text:style-name="T3">Quando</text:span> descreve a ação-chave que o usuário executa, ou estado de transição.</text:p>
        </text:list-item>
        <text:list-item>
          <text:p text:style-name="P20"><text:span text:style-name="T3">Então</text:span> é usado para descrever os resultados esperados. As observações devem estar relacionados com o valor de negócios/benefício na descrição da funcionalidade.</text:p>
        </text:list-item>
        <text:list-item>
          <text:p text:style-name="P20"><text:span text:style-name="T3">E e Mas</text:span> são cláusulas adicionais usados para unir as cláusulas anteriores e proporcionar uma forma mais legível para especificar a funcionalidade</text:p>
        </text:list-item>
      </text:list>
      <text:p text:style-name="P16"/>
      <text:p text:style-name="P16">Podemos ver abaixo um exemplo de BDD:</text:p>
      <text:p text:style-name="P16"/>
      <text:p text:style-name="P8"><text:span text:style-name="T3">Funcionalidade:</text:span> Entrar na aplicação</text:p>
      <text:p text:style-name="P8"><text:tab/>Como usuário do sistema</text:p>
      <text:p text:style-name="P8"><text:tab/>Eu quero me logar para poder acessar o aplicativo.</text:p>
      <text:p text:style-name="P10"/>
      <text:p text:style-name="P17"><text:span text:style-name="T3">Cenário</text:span>: Acessar a aplicação com dados válidos</text:p>
      <text:p text:style-name="P11"><text:span text:style-name="T3"><text:tab/>Dado</text:span> que o usuário esteja na tela de login</text:p>
      <text:p text:style-name="P11"><text:span text:style-name="T3"><text:tab/>E</text:span> informa um usuário e senha válidos </text:p>
      <text:p text:style-name="P11"><text:span text:style-name="T3"><text:tab/>Quando</text:span> clicar no botão 'Entrar'</text:p>
      <text:p text:style-name="P11"><text:span text:style-name="T3"><text:tab/>Então</text:span> mostra a tela principal exibindo o nome do usuário logado "João da Silva"</text:p>
      <text:p text:style-name="P16"/>
      <text:p text:style-name="P12"><text:span text:style-name="T14">De acordo com Adzic (2014), os exemplos em Gherkin de uma funcionalidade são agrupados em um arquivo de texto chamado </text:span><text:span text:style-name="T17">feature</text:span><text:span text:style-name="T14"> </text:span><text:span text:style-name="T17">file</text:span><text:span text:style-name="T14"> (arquivo de funcionalidade). O </text:span><text:span text:style-name="T17">feature file</text:span><text:span text:style-name="T14"> tem uma descrição da funcionalidade, seguido por um número de cenários, ou exemplos formalizados de como a funcionalidade funciona, como no aexemplo acima.</text:span></text:p>
      <text:p text:style-name="P18"><text:span text:style-name="T14"/></text:p>
      <text:h text:style-name="P25" text:outline-level="1">Referências</text:h>
      <text:p text:style-name="SBC_3a_reference"><text:span text:style-name="T8">NBR ISO 8402 (1994). Gestão da Qualidade e garantia da qualidade. Acessado em https://docslide.com.br/documents/nbr-iso-8402-1994-gestao-da-qualidade-e-garantia-da-qualidade-terminologia.html. </text:span></text:p>
      <text:p text:style-name="SBC_3a_reference"><text:span text:style-name="Fonte_20_parág._20_padrão"><text:span text:style-name="T11">Starov, O., Vilkomir, S., Gorbenko A. e Kharchenko, V. (2015) “Testing-as-a-Service for Mobile Application: State-of-the-art Survey” in Dependability Problems of Complex Information Systems, p. 55-71.</text:span></text:span></text:p>
      <text:p text:style-name="SBC_3a_reference"><text:span text:style-name="Fonte_20_parág._20_padrão"><text:span text:style-name="T11">HETZEL, Willian. Guia completo ao teste de software. Rio de Janeiro: Campus, 1987.</text:span></text:span></text:p>
      <text:p text:style-name="SBC_3a_reference"><text:span text:style-name="Fonte_20_parág._20_padrão"><text:span text:style-name="T11">Dantas, V. L. L. (2009), Requisitos para Testes de Aplicações Móveis, Universidade Federal do Ceará. Dissertação de Mestrado em Ciência da Computação, 132 p.</text:span></text:span></text:p>
      <text:p text:style-name="SBC_3a_reference"><text:span text:style-name="Fonte_20_parág._20_padrão"><text:span text:style-name="T7">Pressman, Roger S. (2011), Engenharia de software: Uma abordagem profissional, AMGH, 7ª edição.</text:span></text:span></text:p>
      <text:p text:style-name="P21">Bartié, Alexandre (2002), Garantia da qualidade de software: adquirindo maturidade organizacional, Campus</text:p>
      <text:p text:style-name="P22">Molinari, Leonardo (2003), Testes de Software: Produzindo Sistemas Melhores e Mais Confiáveis, Érica.</text:p>
      <text:p text:style-name="P23"><text:span text:style-name="T24">Sommerville, Ian (2011), Engenharia de software, Pearson Prentice Hall, 9a edição.</text:span></text:p>
      <text:p text:style-name="P23"><text:span text:style-name="T24">IEEE. IEEE Computer Dictionary - Compilation of IEEE Standard Computer Glossaries, 610-1990, 1990.</text:span></text:p>
      <text:p text:style-name="P16">Matts, C.; Adzic, G. "Feature injection: three steps to success". Capturado em: http://www.infoq.com/articles/feature-injection-success, 2014.</text:p>
      <text:p text:style-name="P16">McDonald, K. "Beyond Requirements: Analysis with an Agile Mindset". Boston, USA: Pearson Education, 2015</text:p>
      <text:p text:style-name="P16"><text:soft-page-break/>Smart, J. "BDD in Action: Behavior-Driven Development for the Whole Software Lifecycle". New York, USA: Manning Publications, 2014.</text:p>
      <text:p text:style-name="P16">North, D. "Introducing bdd". Capturado em: http://dannorth.net/introducing-bdd/, 2006.</text:p>
      <text:p text:style-name="P16">Adzic, G. "Specification by Example: How Successful Teams Deliver the Right Software". Connecticut, USA: Manning Publications, 2011.</text:p>
      <text:p text:style-name="P16">Smart, J. "BDD in Action: Behavior-Driven Development for the Whole Software Lifecycle". New York, USA: Manning Publications, 2014.</text:p>
      <text:p text:style-name="P16">Gohil, K.; Alapati, N.; Joglekar, S. "Towards behavior driven operations (bdops)". In: International Conference on Advances in Recent Technologies in Communication and Computing, 2011, pp. 262 -264.</text:p>
      <text:p text:style-name="P15"><text:span text:style-name="T24">Evans, E. "Domain-Driven Design: Tacking Complexity In the Heart of Software". Boston, MA, USA: Addison-Wesley, 2003.</text:span></text:p>
      <text:p text:style-name="P15">Knott, D. (2015), Hands-On Mobile App Testing: A Guide For Mobile Testers and Anyone Involved in the Mobile App Business, Addison-Wesley Professional. </text:p>
      <text:p text:style-name="P15">uTest (2015), “The Essencial Guide to Mobile App Testing” in Applause. Disponível em <text:span text:style-name="T25">http://go.applause.com/rs/539-CKP-074/images/The-Essential-Guide-to-Mobile- App-Testing.pdf</text:span>. Maio. </text:p>
      <text:p text:style-name="SBC_3a_paragraph"><text:span text:style-name="T12">D</text:span><text:span text:style-name="T12">ELAMARO, M. E.; </text:span><text:span text:style-name="T14">MALDONADO</text:span><text:span text:style-name="T12">, J. C.; JINO, M. Introdução ao teste de software. [S.l.]: Elsevier,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Calibri" svg:font-family="Calibri, Helvetica, sans-serif, serif, EmojiFont"/>
    <style:font-face style:name="Menlo" svg:font-family="Menlo, Monaco, 'Courier New', monospace"/>
    <style:font-face style:name="OpenSymbol" svg:font-family="OpenSymbol"/>
    <style:font-face style:name="Raleway" svg:font-family="Raleway, Arial, Helvetica, sans-serif"/>
    <style:font-face style:name="Times2" svg:font-family="Times"/>
    <style:font-face style:name="Times,Bold" svg:font-family="'Times,Bold'"/>
    <style:font-face style:name="Times,BoldItalic" svg:font-family="'Times,BoldItalic'"/>
    <style:font-face style:name="Times,Italic" svg:font-family="'Times,Italic'"/>
    <style:font-face style:name="TimesNewRomanPSMT" svg:font-family="TimesNewRomanPSMT"/>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SBC_3a_title_3a_1" style:display-name="SBC:title:1" style:family="paragraph" style:parent-style-name="Standard" style:next-style-name="SBC_3a_paragraph_3a_first" style:default-outline-level="1">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style:font-name="Arial"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 style:display-name="Heading 1" style:family="paragraph" style:parent-style-name="Standard" style:next-style-name="SBC_3a_paragraph" style:default-outline-level="1" style:list-style-name=""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list-style-name=""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0827in" fo:margin-bottom="0in" fo:text-align="justify" style:justify-single-word="false" fo:hyphenation-ladder-count="no-limit" fo:text-indent="0.4925in" style:auto-text-indent="false"/>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0992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1.5752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2953in" fo:margin-left="0.2953in"/>
        </style:list-level-properties>
      </text:outline-level-style>
      <text:outline-level-style text:level="2" style:num-suffix="."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style:num-format="">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0-24T16:43:00Z</meta:creation-date>
    <dc:date>2017-10-30T14:18:01</dc:date>
    <meta:editing-cycles>10</meta:editing-cycles>
    <meta:editing-duration>PT6H28M6S</meta:editing-duration>
    <meta:document-statistic meta:table-count="0" meta:image-count="0" meta:object-count="0" meta:page-count="5" meta:paragraph-count="83" meta:word-count="2167" meta:character-count="14677"/>
    <meta:user-defined meta:name="Info 1"/>
    <meta:user-defined meta:name="Info 2"/>
    <meta:user-defined meta:name="Info 3"/>
    <meta:user-defined meta:name="Info 4"/>
    <meta:template xlink:type="simple" xlink:actuate="onRequest" xlink:title="" xlink:href="Normal"/>
  </office:meta>
</office:document-meta>
</file>